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1000003E1108EF907C46D49D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bitmap" draw:fill-image-name="Bitmap_20_1" style:repeat="stretch" draw:textarea-horizontal-align="center" draw:textarea-vertical-align="middle"/>
    </style:style>
    <style:style style:name="P1" style:family="paragraph">
      <loext:graphic-properties draw:fill="bitmap" draw:fill-image-name="Bitmap_20_1" style:repeat="stretch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7.456cm" svg:height="18.234cm" svg:x="1.793cm" svg:y="5.5cm" svg:viewBox="0 0 17457 18235" svg:d="M9755 0c1242 151 2442 580 3516 1263 1310 831 2386 2010 3122 3417 647 1238 1010 2613 1064 4018v739c-59 1550-494 3061-1265 4389-797 1374-1924 2504-3269 3277-1345 774-2860 1163-4392 1130-1532-34-3028-490-4338-1322-1309-831-2386-2010-3122-3417-735-1408-1104-2994-1069-4599 36-1605 474-3174 1270-4547 797-1374 1925-2504 3269-3277 996-573 2085-935 3205-1071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3E1000003E1108EF907C46D49D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6-09T12:57:59.653161970</dc:date>
    <meta:editing-duration>PT6M17S</meta:editing-duration>
    <meta:editing-cycles>1</meta:editing-cycles>
    <meta:document-statistic meta:object-count="1"/>
    <meta:generator>LibreOffice/7.3.7.2$Linux_X86_64 LibreOffice_project/30$Build-2</meta:generator>
  </office:meta>
</office:document-meta>
</file>